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paragraph-rsid="00217124"/>
    </style:style>
    <style:style style:name="P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1b5dcf" officeooo:paragraph-rsid="001b5dc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c4d7c"/>
    </style:style>
    <style:style style:name="T3" style:family="text">
      <style:text-properties officeooo:rsid="0027e67d"/>
    </style:style>
    <style:style style:name="T4" style:family="text">
      <style:text-properties officeooo:rsid="002b2c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PI IMPLEMENTATION</text:span> </text:p>
      <text:p text:style-name="P1"/>
      <text:p text:style-name="P1"><text:s/></text:p>
      <text:p text:style-name="P1"><text:span text:style-name="T4">1</text:span>. Set MPJ_HOME environment variables:</text:p>
      <text:p text:style-name="P1"><text:s text:c="7"/>export MPJ_HOME= --path to <text:span text:style-name="T2">mpj directory --</text:span></text:p>
      <text:p text:style-name="P1"><text:span text:style-name="T4">2</text:span>. Write your MPJ Express program (ScatterGather.java) and save it. </text:p>
      <text:p text:style-name="P2"><text:span text:style-name="T4">3</text:span>. Compile : <text:s text:c="3"/>javac -cp $MPJ_HOME/lib/mpj.jar ScatterGather.java</text:p>
      <text:p text:style-name="P1"/>
      <text:p text:style-name="P1"><text:span text:style-name="T4">4</text:span>. Execute <text:s/>: <text:s/>$MPJ_HOME/bin/mpjrun.sh -np <text:span text:style-name="T3">4</text:span> ScatterGath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19:14.484783718</meta:creation-date>
    <dc:date>2019-01-16T20:52:59.383581409</dc:date>
    <meta:editing-duration>PT13M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9" meta:character-count="300" meta:non-whitespace-character-count="253"/>
  </office:meta>
</office:document-meta>
</file>